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1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85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109.2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INSPIRE themes</text:p>
          </table:table-cell>
          <table:table-cell table:style-name="ce4"/>
          <table:table-cell table:style-name="ce6" office:value-type="string" calcext:value-type="string" table:number-columns-spanned="2" table:number-rows-spanned="1">
            <text:p>mapping INSPIRE→ NGI</text:p>
          </table:table-cell>
          <table:covered-table-cell/>
          <table:table-cell table:style-name="ce1"/>
          <table:table-cell table:style-name="ce1" office:value-type="string" calcext:value-type="string">
            <text:p>NGI keywords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7" office:value-type="string" calcext:value-type="string">
            <text:p>Keyword 1</text:p>
          </table:table-cell>
          <table:table-cell table:style-name="ce7" office:value-type="string" calcext:value-type="string">
            <text:p>Keyword 2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Address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administratives et cadastrales</text:p>
          </table:table-cell>
          <table:table-cell table:number-columns-repeated="2"/>
          <table:table-cell table:style-name="ce8" office:value-type="string" calcext:value-type="string">
            <text:p>Données de base et cartographie</text:p>
          </table:table-cell>
          <table:table-cell/>
          <table:table-cell table:style-name="ce9" table:number-columns-repeated="2"/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Administrative unit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administratives et cadastrales</text:p>
          </table:table-cell>
          <table:table-cell table:number-columns-repeated="2"/>
          <table:table-cell office:value-type="string" calcext:value-type="string">
            <text:p>Cartes numériques et papiers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Coordinate reference system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Systèmes de références géographiques</text:p>
          </table:table-cell>
          <table:table-cell table:number-columns-repeated="2"/>
          <table:table-cell office:value-type="string" calcext:value-type="string">
            <text:p>Photos aériennes et orthophotos 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Geographical grid system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Systèmes de références géographiques</text:p>
          </table:table-cell>
          <table:table-cell table:number-columns-repeated="2"/>
          <table:table-cell office:value-type="string" calcext:value-type="string">
            <text:p>Données administratives et cadastrales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Cadastral parcel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administratives et cadastrales</text:p>
          </table:table-cell>
          <table:table-cell table:number-columns-repeated="2"/>
          <table:table-cell office:value-type="string" calcext:value-type="string">
            <text:p>Systèmes de références géographiques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Geographical nam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administratives et cadastrales</text:p>
          </table:table-cell>
          <table:table-cell table:number-columns-repeated="2"/>
          <table:table-cell table:style-name="ce8" office:value-type="string" calcext:value-type="string">
            <text:p>Environnement et observation de la terre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Default" office:value-type="string" calcext:value-type="string">
            <text:p>Hydrography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Hydrographie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Protected sit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2"/>
          <table:table-cell office:value-type="string" calcext:value-type="string">
            <text:p>Données environnementales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Transport network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Mobilité</text:p>
          </table:table-cell>
          <table:table-cell table:number-columns-repeated="2"/>
          <table:table-cell office:value-type="string" calcext:value-type="string">
            <text:p>Occupation et utilisation du sol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Elevation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Géologie et relief</text:p>
          </table:table-cell>
          <table:table-cell table:number-columns-repeated="2"/>
          <table:table-cell office:value-type="string" calcext:value-type="string">
            <text:p>Météorologie, conditions atmosphériques et radiatives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Default" office:value-type="string" calcext:value-type="string">
            <text:p>Geology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Géologie et relief</text:p>
          </table:table-cell>
          <table:table-cell table:number-columns-repeated="2"/>
          <table:table-cell office:value-type="string" calcext:value-type="string">
            <text:p>Géologie et relief</text:p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Default" office:value-type="string" calcext:value-type="string">
            <text:p>Land cover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2"/>
          <table:table-cell office:value-type="string" calcext:value-type="string">
            <text:p>Gravimétrie et sismographie</text:p>
          </table:table-cell>
          <table:table-cell table:number-columns-repeated="101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Default" office:value-type="string" calcext:value-type="string">
            <text:p>Orthoimagery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Photos aériennes et orthophotos </text:p>
          </table:table-cell>
          <table:table-cell table:number-columns-repeated="2"/>
          <table:table-cell office:value-type="string" calcext:value-type="string">
            <text:p>Hydrographie</text:p>
          </table:table-cell>
          <table:table-cell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Default" office:value-type="string" calcext:value-type="string">
            <text:p>Agricultural and aquaculture faciliti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Agriculture</text:p>
          </table:table-cell>
          <table:table-cell table:number-columns-repeated="2"/>
          <table:table-cell table:style-name="ce8" office:value-type="string" calcext:value-type="string">
            <text:p>Population et économie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Default" office:value-type="string" calcext:value-type="string">
            <text:p>Area management/restriction/regulation zones and reporting unit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2"/>
          <table:table-cell office:value-type="string" calcext:value-type="string">
            <text:p>Statistiques démographiques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Default" office:value-type="string" calcext:value-type="string">
            <text:p>Atmospheric condition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Météorologie, conditions atmosphériques et radiatives</text:p>
          </table:table-cell>
          <table:table-cell table:number-columns-repeated="2"/>
          <table:table-cell office:value-type="string" calcext:value-type="string">
            <text:p>Santé</text:p>
          </table:table-cell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Default" office:value-type="string" calcext:value-type="string">
            <text:p>Bio-geographical region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2"/>
          <table:table-cell office:value-type="string" calcext:value-type="string">
            <text:p>Mobilité</text:p>
          </table:table-cell>
          <table:table-cell table:number-columns-repeated="101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Default" office:value-type="string" calcext:value-type="string">
            <text:p>Building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2"/>
          <table:table-cell office:value-type="string" calcext:value-type="string">
            <text:p>Economie</text:p>
          </table:table-cell>
          <table:table-cell table:number-columns-repeated="101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Default" office:value-type="string" calcext:value-type="string">
            <text:p>Energy resourc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2"/>
          <table:table-cell table:style-name="ce8" office:value-type="string" calcext:value-type="string">
            <text:p>Procédures automatiques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Default" office:value-type="string" calcext:value-type="string">
            <text:p>Environmental monitoring faciliti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office:value-type="string" calcext:value-type="string">
            <text:p>Occupation et utilisation du sol</text:p>
          </table:table-cell>
          <table:table-cell/>
          <table:table-cell office:value-type="string" calcext:value-type="string">
            <text:p>Reporting INSPIRE</text:p>
          </table:table-cell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Default" office:value-type="string" calcext:value-type="string">
            <text:p>Habitats and biotop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2"/>
          <table:table-cell office:value-type="string" calcext:value-type="string">
            <text:p>Federal Atom</text:p>
          </table:table-cell>
          <table:table-cell table:number-columns-repeated="101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Default" office:value-type="string" calcext:value-type="string">
            <text:p>Human health and safety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Santé</text:p>
          </table:table-cell>
          <table:table-cell table:number-columns-repeated="2"/>
          <table:table-cell office:value-type="string" calcext:value-type="string">
            <text:p>Federal viewer</text:p>
          </table:table-cell>
          <table:table-cell table:number-columns-repeated="10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Default" office:value-type="string" calcext:value-type="string">
            <text:p>Land use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2"/>
          <table:table-cell office:value-type="string" calcext:value-type="string">
            <text:p>Federal catalog</text:p>
          </table:table-cell>
          <table:table-cell table:number-columns-repeated="101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Default" office:value-type="string" calcext:value-type="string">
            <text:p>Mineral resourc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Default" office:value-type="string" calcext:value-type="string">
            <text:p>Natural risk zon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Default" office:value-type="string" calcext:value-type="string">
            <text:p>Oceanographic geographical featur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Default" office:value-type="string" calcext:value-type="string">
            <text:p>Population distribution — demography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Statistiques dém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Default" office:value-type="string" calcext:value-type="string">
            <text:p>Production and industrial faciliti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Default" office:value-type="string" calcext:value-type="string">
            <text:p>Sea region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Hydrographie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Default" office:value-type="string" calcext:value-type="string">
            <text:p>Soil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office:value-type="string" calcext:value-type="string">
            <text:p>Géologie et relief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Default" office:value-type="string" calcext:value-type="string">
            <text:p>Species distribution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Données environnementales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Default" office:value-type="string" calcext:value-type="string">
            <text:p>Statistical unit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Statistiques dém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Default" office:value-type="string" calcext:value-type="string">
            <text:p>Utility and governmental servic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Occupation et utilisation du sol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Default" office:value-type="string" calcext:value-type="string">
            <text:p>Meteorological geographical featur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Météorologie, conditions atmosphériques et radiatives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Default" office:value-type="string" calcext:value-type="string">
            <text:p>Atmospheric Conditions and meteorological geographical features 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Météorologie, conditions atmosphériques et radiatives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Other keyword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rine geology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Géologie et relief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3:31:53.870209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4:31:43.224233121</meta:creation-date>
    <dc:date>2020-05-16T07:37:09.016221398</dc:date>
    <meta:editing-duration>P2DT15H36M24S</meta:editing-duration>
    <meta:editing-cycles>3</meta:editing-cycles>
    <meta:generator>LibreOffice/6.0.7.3$Linux_X86_64 LibreOffice_project/00m0$Build-3</meta:generator>
    <meta:document-statistic meta:table-count="1" meta:cell-count="174" meta:object-count="0"/>
  </office:meta>
</office:document-meta>
</file>